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WrapperConvert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WrapperConverter.createConversionException( Throwable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riptWrapperConverter.getNextType( HierarchicalStream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WrapperConverter.canConvert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WrapperConverter.ScriptWrapperConverter( Mapper class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WrapperConverter.marshal( Object arg0 , HierarchicalStreamWriter writer , Marshalling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riptWrapperConverter.unmarshal( HierarchicalStreamReader reader , Unmarshalling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